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dder Type</text:p>
          </table:table-cell>
          <table:table-cell office:value-type="string">
            <text:p>Max Column Width</text:p>
          </table:table-cell>
        </table:table-row>
        <table:table-row table:style-name="ro2">
          <table:table-cell office:value-type="string">
            <text:p>Sklansky</text:p>
          </table:table-cell>
          <table:table-cell office:value-type="string">
            <text:p>K</text:p>
          </table:table-cell>
        </table:table-row>
        <table:table-row table:style-name="ro2">
          <table:table-cell office:value-type="string">
            <text:p>Brent-Kung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Hans-Carlson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ogge</text:p>
          </table:table-cell>
          <table:table-cell office:value-type="string">
            <text:p>K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22:09:57</meta:creation-date>
    <dc:date>2011-12-11T22:12:21</dc:date>
    <dc:creator>Christopher Brennan</dc:creator>
    <meta:editing-duration>PT2M24S</meta:editing-duration>
    <meta:editing-cycles>1</meta:editing-cycles>
    <meta:document-statistic meta:table-count="3" meta:cell-count="10" meta:object-count="0"/>
    <meta:generator>LibreOffice/3.4$Unix LibreOffice_project/340m1$Build-302</meta:generator>
  </office:meta>
</office:document-meta>
</file>